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07de2" officeooo:paragraph-rsid="00007de2"/>
    </style:style>
    <style:style style:name="P2" style:family="paragraph" style:parent-style-name="Standard">
      <style:text-properties officeooo:rsid="00023832" officeooo:paragraph-rsid="00023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ar CRM para Órgão</text:p>
      <text:p text:style-name="P1">De médico para profissional</text:p>
      <text:p text:style-name="P1"/>
      <text:p text:style-name="P1">Criar cadastro de Órgãos ( Conselho )</text:p>
      <text:p text:style-name="P1"/>
      <text:p text:style-name="P1"/>
      <text:p text:style-name="P1">Agenda</text:p>
      <text:p text:style-name="P1">Duração da consulta e dias de atendimento</text:p>
      <text:p text:style-name="P1">Datas de exceção</text:p>
      <text:p text:style-name="P1"/>
      <text:p text:style-name="P1"/>
      <text:p text:style-name="P2">Valor no formulário Procedimentos médicos não está aparecendo o valor na lista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09:48:23.997048684</meta:creation-date>
    <dc:date>2015-06-23T10:39:54.254744641</dc:date>
    <meta:editing-duration>PT36M20S</meta:editing-duration>
    <meta:editing-cycles>1</meta:editing-cycles>
    <meta:document-statistic meta:table-count="0" meta:image-count="0" meta:object-count="0" meta:page-count="1" meta:paragraph-count="7" meta:word-count="38" meta:character-count="230" meta:non-whitespace-character-count="199"/>
    <meta:generator>LibreOffice/4.4.2.2$Linux_X86_64 LibreOffice_project/40m0$Build-2</meta:generator>
  </office:meta>
</office:document-meta>
</file>